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74cm"/>
    </style:style>
    <style:style style:name="gr5" style:family="graphic" style:parent-style-name="standard">
      <style:graphic-properties draw:stroke="none" svg:stroke-color="#000000" draw:fill="none" draw:fill-color="#ffffff" fo:min-height="0.377cm"/>
    </style:style>
    <style:style style:name="gr6" style:family="graphic" style:parent-style-name="standard">
      <style:graphic-properties draw:stroke="none" svg:stroke-color="#000000" draw:fill="none" draw:fill-color="#ffffff" fo:min-height="0.561cm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67cm"/>
    </style:style>
    <style:style style:name="gr10" style:family="graphic" style:parent-style-name="standard">
      <style:graphic-properties draw:stroke="none" svg:stroke-color="#000000" draw:fill="none" draw:fill-color="#ffffff" fo:min-height="0.648cm"/>
    </style:style>
    <style:style style:name="gr1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style:font-size-asian="8pt" style:font-size-complex="8pt"/>
    </style:style>
    <style:style style:name="P3" style:family="paragraph">
      <style:text-properties fo:font-family="'Times New Roman'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09cm" svg:height="1.934cm" svg:x="1.649cm" svg:y="15.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809cm" svg:height="1.934cm" svg:x="1.648cm" svg:y="2.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8cm" svg:height="9.403cm" svg:x="1.648cm" svg:y="5.1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3.216cm" svg:height="2.727cm" svg:x="1.933cm" svg:y="8.181cm">
          <text:p text:style-name="P1"><text:span text:style-name="T1">Seeker Govern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5.659cm" svg:height="2.727cm" svg:x="7.733cm" svg:y="8.182cm">
          <text:p text:style-name="P1"><text:span text:style-name="T1">Delta based mutation eng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3.216cm" svg:height="2.727cm" svg:x="15.933cm" svg:y="8.182cm">
          <text:p text:style-name="P1"><text:span text:style-name="T1">Performance Directed</text:span></text:p>
          <text:p text:style-name="P1"><text:span text:style-name="T1">Schedul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754cm" svg:y1="8.669cm" svg:x2="5.149cm" svg:y2="8.669cm">
          <text:p/>
        </draw:line>
        <draw:line draw:style-name="gr3" draw:text-style-name="P1" draw:layer="layout" svg:x1="5.13cm" svg:y1="10.277cm" svg:x2="7.652cm" svg:y2="10.277cm">
          <text:p/>
        </draw:line>
        <draw:line draw:style-name="gr3" draw:text-style-name="P1" draw:layer="layout" svg:x1="15.955cm" svg:y1="8.669cm" svg:x2="13.35cm" svg:y2="8.669cm">
          <text:p/>
        </draw:line>
        <draw:line draw:style-name="gr3" draw:text-style-name="P1" draw:layer="layout" svg:x1="13.43cm" svg:y1="10.277cm" svg:x2="15.952cm" svg:y2="10.277cm">
          <text:p/>
        </draw:line>
        <draw:frame draw:style-name="gr4" draw:text-style-name="P3" draw:layer="layout" svg:width="3.256cm" svg:height="1.024cm" svg:x="5.197cm" svg:y="8.043cm">
          <draw:text-box>
            <text:p text:style-name="P3"><text:span text:style-name="T1">Change Frequency</text:span></text:p>
          </draw:text-box>
        </draw:frame>
        <draw:frame draw:style-name="gr4" draw:text-style-name="P3" draw:layer="layout" svg:width="3.256cm" svg:height="1.024cm" svg:x="5.197cm" svg:y="10.243cm">
          <draw:text-box>
            <text:p text:style-name="P3"><text:span text:style-name="T1">Inform Change</text:span></text:p>
          </draw:text-box>
        </draw:frame>
        <draw:frame draw:style-name="gr4" draw:text-style-name="P3" draw:layer="layout" svg:width="3.256cm" svg:height="1.024cm" svg:x="13.697cm" svg:y="8.143cm">
          <draw:text-box>
            <text:p text:style-name="P3"><text:span text:style-name="T1">State Demand</text:span></text:p>
          </draw:text-box>
        </draw:frame>
        <draw:frame draw:style-name="gr4" draw:text-style-name="P3" draw:layer="layout" svg:width="1.993cm" svg:height="1.024cm" svg:x="13.597cm" svg:y="10.243cm">
          <draw:text-box>
            <text:p text:style-name="P3"><text:span text:style-name="T1">CPU Layout</text:span></text:p>
          </draw:text-box>
        </draw:frame>
        <draw:custom-shape draw:style-name="gr2" draw:text-style-name="P2" draw:id="id2" draw:layer="layout" svg:width="3.216cm" svg:height="1.299cm" svg:x="1.933cm" svg:y="12.682cm">
          <text:p text:style-name="P1"><text:span text:style-name="T1">Cpufreq Driv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541cm" svg:y1="10.908cm" svg:x2="3.541cm" svg:y2="12.682cm" draw:start-shape="id1" draw:start-glue-point="2" draw:end-shape="id2" draw:end-glue-point="0" svg:d="m3541 10908v1774">
          <text:p/>
        </draw:connector>
        <draw:custom-shape draw:style-name="gr2" draw:text-style-name="P2" draw:id="id3" draw:layer="layout" svg:width="3.216cm" svg:height="1.299cm" svg:x="15.93cm" svg:y="12.663cm">
          <text:p text:style-name="P1"><text:span text:style-name="T1">PMU Driv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538cm" svg:y1="12.663cm" svg:x2="17.541cm" svg:y2="10.909cm" draw:start-shape="id3" draw:start-glue-point="0" draw:end-shape="id4" draw:end-glue-point="2" svg:d="m17538 12663 3-1754">
          <text:p/>
        </draw:connector>
        <draw:frame draw:style-name="gr5" draw:text-style-name="P3" draw:layer="layout" svg:width="1.011cm" svg:height="0.627cm" svg:x="16.797cm" svg:y="11.743cm">
          <draw:text-box>
            <text:p text:style-name="P3"><text:span text:style-name="T1">IPC</text:span></text:p>
          </draw:text-box>
        </draw:frame>
        <draw:custom-shape draw:style-name="gr2" draw:text-style-name="P2" draw:id="id9" draw:layer="layout" svg:width="3.216cm" svg:height="0.858cm" svg:x="1.933cm" svg:y="6.024cm">
          <text:p text:style-name="P1"><text:span text:style-name="T1">Sysfs cpufreq 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3.216cm" svg:height="0.858cm" svg:x="8.955cm" svg:y="6.024cm">
          <text:p text:style-name="P1"><text:span text:style-name="T1">Logging 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3.216cm" svg:height="0.858cm" svg:x="15.933cm" svg:y="6.024cm">
          <text:p text:style-name="P1"><text:span text:style-name="T1">System Call Interfac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541cm" svg:y1="6.882cm" svg:x2="17.541cm" svg:y2="8.182cm" draw:start-shape="id5" draw:start-glue-point="2" draw:end-shape="id4" draw:end-glue-point="0" svg:d="m17541 6882v1300">
          <text:p/>
        </draw:connector>
        <draw:frame draw:style-name="gr6" draw:text-style-name="P3" draw:layer="layout" svg:width="2.124cm" svg:height="0.877cm" svg:x="17.497cm" svg:y="7.043cm">
          <draw:text-box>
            <text:p text:style-name="P3"><text:span text:style-name="T1">Performance</text:span></text:p>
            <text:p text:style-name="P3"><text:span text:style-name="T1">hints</text:span></text:p>
          </draw:text-box>
        </draw:frame>
        <draw:connector draw:style-name="gr7" draw:text-style-name="P1" draw:layer="layout" draw:type="line" svg:x1="10.562cm" svg:y1="8.182cm" svg:x2="10.563cm" svg:y2="6.882cm" draw:start-shape="id6" draw:start-glue-point="0" draw:end-shape="id7" draw:end-glue-point="2" svg:d="m10562 8182 1-1300">
          <text:p/>
        </draw:connector>
        <draw:line draw:style-name="gr8" draw:text-style-name="P1" draw:id="id8" draw:layer="layout" svg:x1="16.485cm" svg:y1="8.201cm" svg:x2="16.485cm" svg:y2="7.611cm">
          <text:p/>
        </draw:line>
        <draw:connector draw:style-name="gr7" draw:text-style-name="P1" draw:layer="layout" svg:x1="16.485cm" svg:y1="7.611cm" svg:x2="10.563cm" svg:y2="6.882cm" draw:start-shape="id8" draw:start-glue-point="0" draw:end-shape="id7" draw:end-glue-point="2" svg:d="m16485 7611h-5922v-729">
          <text:p/>
        </draw:connector>
        <draw:frame draw:style-name="gr9" draw:text-style-name="P3" draw:layer="layout" svg:width="2.564cm" svg:height="0.617cm" svg:x="1.697cm" svg:y="5.143cm">
          <draw:text-box>
            <text:p text:style-name="P3"><text:span text:style-name="T1">Kernel Space</text:span></text:p>
          </draw:text-box>
        </draw:frame>
        <draw:custom-shape draw:style-name="gr2" draw:text-style-name="P2" draw:id="id10" draw:layer="layout" svg:width="3.216cm" svg:height="0.858cm" svg:x="1.933cm" svg:y="3.124cm">
          <text:p text:style-name="P1"><text:span text:style-name="T1">Cpufreq daem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1" draw:layer="layout" svg:width="3.216cm" svg:height="0.858cm" svg:x="8.951cm" svg:y="3.104cm">
          <text:p text:style-name="P1"><text:span text:style-name="T1">Logging Daem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2" draw:layer="layout" svg:width="3.216cm" svg:height="0.858cm" svg:x="15.933cm" svg:y="3.124cm">
          <text:p text:style-name="P1"><text:span text:style-name="T1">Application Runtim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.541cm" svg:y1="6.882cm" svg:x2="3.541cm" svg:y2="8.181cm" draw:start-shape="id9" draw:start-glue-point="2" draw:end-shape="id1" draw:end-glue-point="0" svg:d="m3541 6882v1299">
          <text:p/>
        </draw:connector>
        <draw:frame draw:style-name="gr10" draw:text-style-name="P3" draw:layer="layout" svg:width="1.854cm" svg:height="0.898cm" svg:x="3.397cm" svg:y="6.943cm">
          <draw:text-box>
            <text:p text:style-name="P3"><text:span text:style-name="T1">Change </text:span></text:p>
            <text:p text:style-name="P3"><text:span text:style-name="T1">Frequency</text:span></text:p>
          </draw:text-box>
        </draw:frame>
        <draw:connector draw:style-name="gr7" draw:text-style-name="P1" draw:layer="layout" draw:type="line" svg:x1="3.541cm" svg:y1="3.982cm" svg:x2="3.541cm" svg:y2="6.024cm" draw:start-shape="id10" draw:start-glue-point="2" draw:end-shape="id9" draw:end-glue-point="0" svg:d="m3541 3982v2042">
          <text:p/>
        </draw:connector>
        <draw:connector draw:style-name="gr3" draw:text-style-name="P1" draw:layer="layout" draw:type="line" svg:x1="10.563cm" svg:y1="6.024cm" svg:x2="10.559cm" svg:y2="3.962cm" draw:start-shape="id7" draw:start-glue-point="0" draw:end-shape="id11" draw:end-glue-point="2" svg:d="m10563 6024-4-2062">
          <text:p/>
        </draw:connector>
        <draw:connector draw:style-name="gr7" draw:text-style-name="P1" draw:layer="layout" draw:type="line" svg:x1="17.541cm" svg:y1="3.982cm" svg:x2="17.541cm" svg:y2="6.024cm" draw:start-shape="id12" draw:start-glue-point="2" draw:end-shape="id5" draw:end-glue-point="0" svg:d="m17541 3982v2042">
          <text:p/>
        </draw:connector>
        <draw:frame draw:style-name="gr9" draw:text-style-name="P3" draw:layer="layout" svg:width="2.564cm" svg:height="0.617cm" svg:x="1.697cm" svg:y="4.044cm">
          <draw:text-box>
            <text:p text:style-name="P3"><text:span text:style-name="T1">User Space</text:span></text:p>
          </draw:text-box>
        </draw:frame>
        <draw:line draw:style-name="gr11" draw:text-style-name="P1" draw:layer="layout" svg:x1="1.384cm" svg:y1="4.847cm" svg:x2="19.864cm" svg:y2="4.845cm">
          <text:p/>
        </draw:line>
        <draw:line draw:style-name="gr11" draw:text-style-name="P1" draw:layer="layout" svg:x1="1.384cm" svg:y1="14.847cm" svg:x2="19.864cm" svg:y2="14.845cm">
          <text:p/>
        </draw:line>
        <draw:custom-shape draw:style-name="gr2" draw:text-style-name="P2" draw:id="id13" draw:layer="layout" svg:width="3.216cm" svg:height="1.028cm" svg:x="1.933cm" svg:y="15.783cm">
          <text:p text:style-name="P1"><text:span text:style-name="T1">Hardware DVFS</text:span></text:p>
          <text:p text:style-name="P1"><text:span text:style-name="T1">Control 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4" draw:layer="layout" svg:width="3.216cm" svg:height="0.905cm" svg:x="15.931cm" svg:y="15.784cm">
          <text:p text:style-name="P1"><text:span text:style-name="T1">Hardware Performance</text:span></text:p>
          <text:p text:style-name="P1"><text:span text:style-name="T1">Counter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541cm" svg:y1="13.981cm" svg:x2="3.541cm" svg:y2="15.783cm" draw:start-shape="id2" draw:start-glue-point="2" draw:end-shape="id13" draw:end-glue-point="0" svg:d="m3541 13981v1802">
          <text:p/>
        </draw:connector>
        <draw:connector draw:style-name="gr3" draw:text-style-name="P1" draw:layer="layout" draw:type="line" svg:x1="17.539cm" svg:y1="15.784cm" svg:x2="17.538cm" svg:y2="13.962cm" draw:start-shape="id14" draw:start-glue-point="0" draw:end-shape="id3" draw:end-glue-point="2" svg:d="m17539 15784-1-1822">
          <text:p/>
        </draw:connector>
        <draw:frame draw:style-name="gr9" draw:text-style-name="P3" draw:layer="layout" svg:width="2.564cm" svg:height="0.617cm" svg:x="1.697cm" svg:y="15.145cm">
          <draw:text-box>
            <text:p text:style-name="P3"><text:span text:style-name="T1">Hard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16T13:42:04</meta:creation-date>
    <dc:date>2009-07-16T14:03:22</dc:date>
    <meta:editing-duration>PT00H05M56S</meta:editing-duration>
    <meta:editing-cycles>1</meta:editing-cycles>
    <meta:document-statistic meta:object-count="44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